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ans Pro" svg:font-family="'Source Sans Pro', apple-system, BlinkMacSystemFont, 'Segoe UI', Roboto, 'Helvetica Neue', Arial, sans-serif, 'Apple Color Emoji', 'Segoe UI Emoji', 'Segoe UI Symbol'"/>
    <style:font-face style:name="times new roman" svg:font-family="'times new roman'" style:font-family-generic="roman"/>
  </office:font-face-decls>
  <office:automatic-styles>
    <style:style style:name="P1" style:family="paragraph" style:parent-style-name="Horizontal_20_Line">
      <style:text-properties style:font-name="times new roman"/>
    </style:style>
    <style:style style:name="P2" style:family="paragraph" style:parent-style-name="Heading_20_3">
      <style:text-properties style:font-name="times new roman"/>
    </style:style>
    <style:style style:name="P3" style:family="paragraph" style:parent-style-name="Heading_20_3">
      <style:text-properties officeooo:paragraph-rsid="0001ebfa"/>
    </style:style>
    <style:style style:name="P4" style:family="paragraph" style:parent-style-name="Heading_20_3">
      <style:text-properties fo:font-size="12pt" fo:font-weight="normal" officeooo:paragraph-rsid="0001ebfa" style:font-size-asian="12pt" style:font-weight-asian="normal" style:font-size-complex="12pt" style:font-weight-complex="normal"/>
    </style:style>
    <style:style style:name="P5" style:family="paragraph" style:parent-style-name="Heading_20_3">
      <style:paragraph-properties fo:break-before="page"/>
    </style:style>
    <style:style style:name="P6" style:family="paragraph" style:parent-style-name="Heading_20_4">
      <style:text-properties style:font-name="times new roman"/>
    </style:style>
    <style:style style:name="P7" style:family="paragraph" style:parent-style-name="Text_20_body">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5">
      <style:paragraph-properties fo:margin-top="0in" fo:margin-bottom="0in" style:contextual-spacing="false"/>
      <style:text-properties officeooo:paragraph-rsid="00011d3e"/>
    </style:style>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6">
      <style:text-properties officeooo:paragraph-rsid="0002628e"/>
    </style:style>
    <style:style style:name="P14" style:family="paragraph" style:parent-style-name="Text_20_body" style:list-style-name="L7">
      <style:paragraph-properties fo:margin-top="0in" fo:margin-bottom="0in" style:contextual-spacing="false"/>
      <style:text-properties officeooo:paragraph-rsid="00041a53"/>
    </style:style>
    <style:style style:name="P15" style:family="paragraph" style:parent-style-name="Text_20_body" style:list-style-name="L8"/>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9"/>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10"/>
    <style:style style:name="P20" style:family="paragraph" style:parent-style-name="Text_20_body" style:list-style-name="L10">
      <style:paragraph-properties fo:margin-top="0in" fo:margin-bottom="0in" style:contextual-spacing="false"/>
    </style:style>
    <style:style style:name="P21" style:family="paragraph" style:parent-style-name="Text_20_body" style:list-style-name="L11">
      <style:paragraph-properties fo:margin-top="0in" fo:margin-bottom="0in" style:contextual-spacing="false"/>
    </style:style>
    <style:style style:name="P22" style:family="paragraph" style:parent-style-name="Text_20_body">
      <style:text-properties style:font-name="times new roman"/>
    </style:style>
    <style:style style:name="P23" style:family="paragraph" style:parent-style-name="Text_20_body" style:list-style-name="L5">
      <style:paragraph-properties fo:margin-top="0in" fo:margin-bottom="0in" style:contextual-spacing="false"/>
      <style:text-properties style:font-name="times new roman"/>
    </style:style>
    <style:style style:name="P24" style:family="paragraph" style:parent-style-name="Text_20_body" style:list-style-name="L5">
      <style:text-properties style:font-name="times new roman" officeooo:paragraph-rsid="00011d3e"/>
    </style:style>
    <style:style style:name="P25" style:family="paragraph" style:parent-style-name="Text_20_body" style:list-style-name="L5">
      <style:paragraph-properties fo:margin-top="0in" fo:margin-bottom="0in" style:contextual-spacing="false"/>
      <style:text-properties style:font-name="times new roman" officeooo:paragraph-rsid="00011d3e"/>
    </style:style>
    <style:style style:name="P26" style:family="paragraph" style:parent-style-name="Text_20_body" style:list-style-name="L7">
      <style:text-properties style:font-name="times new roman"/>
    </style:style>
    <style:style style:name="P27" style:family="paragraph" style:parent-style-name="Text_20_body" style:list-style-name="L11">
      <style:paragraph-properties fo:margin-top="0in" fo:margin-bottom="0in" style:contextual-spacing="false"/>
      <style:text-properties style:font-name="times new roman"/>
    </style:style>
    <style:style style:name="P28" style:family="paragraph" style:parent-style-name="Text_20_body" style:list-style-name="L11">
      <style:text-properties style:font-name="times new roman"/>
    </style:style>
    <style:style style:name="P29" style:family="paragraph" style:parent-style-name="Text_20_body" style:list-style-name="L12"/>
    <style:style style:name="P30" style:family="paragraph" style:parent-style-name="Text_20_body" style:list-style-name="L12">
      <style:paragraph-properties fo:margin-top="0in" fo:margin-bottom="0in" style:contextual-spacing="false"/>
    </style:style>
    <style:style style:name="P31" style:family="paragraph" style:parent-style-name="Text_20_body" style:list-style-name="L13"/>
    <style:style style:name="P32" style:family="paragraph" style:parent-style-name="Text_20_body" style:list-style-name="L13">
      <style:text-properties officeooo:paragraph-rsid="00051d2c"/>
    </style:style>
    <style:style style:name="P33" style:family="paragraph" style:parent-style-name="Text_20_body" style:list-style-name="L14"/>
    <style:style style:name="P34" style:family="paragraph" style:parent-style-name="Text_20_body" style:list-style-name="L14">
      <style:paragraph-properties fo:margin-top="0in" fo:margin-bottom="0in" style:contextual-spacing="false"/>
    </style:style>
    <style:style style:name="T1" style:family="text">
      <style:text-properties style:font-name="times new roman"/>
    </style:style>
    <style:style style:name="T2" style:family="text">
      <style:text-properties style:font-name="times new roman" officeooo:rsid="00011d3e"/>
    </style:style>
    <style:style style:name="T3" style:family="text">
      <style:text-properties style:font-name="times new roman" officeooo:rsid="0002628e"/>
    </style:style>
    <style:style style:name="T4" style:family="text">
      <style:text-properties style:font-name="times new roman" officeooo:rsid="00041a53"/>
    </style:style>
    <style:style style:name="T5" style:family="text">
      <style:text-properties style:font-name="times new roman" fo:font-weight="bold" style:font-weight-asian="bold" style:font-weight-complex="bold"/>
    </style:style>
    <style:style style:name="T6" style:family="text">
      <style:text-properties fo:font-variant="normal" fo:text-transform="none" fo:color="#222222" loext:opacity="100%" style:font-name="Source Sans Pro" fo:letter-spacing="normal" fo:font-style="normal" fo:font-weight="normal"/>
    </style:style>
    <style:style style:name="T7" style:family="text">
      <style:text-properties fo:font-variant="normal" fo:text-transform="none" fo:color="#222222" loext:opacity="100%" style:font-name="Source Sans Pro" fo:font-size="12pt" fo:letter-spacing="normal" fo:font-style="normal" fo:font-weight="normal" style:font-size-asian="12pt" style:font-size-complex="12pt"/>
    </style:style>
    <style:style style:name="T8" style:family="text">
      <style:text-properties fo:font-variant="normal" fo:text-transform="none" fo:color="#222222" loext:opacity="100%" fo:font-size="12pt" fo:letter-spacing="normal" fo:font-style="normal" fo:font-weight="normal" style:font-size-asian="12pt" style:font-size-complex="12pt"/>
    </style:style>
    <style:style style:name="T9" style:family="text">
      <style:text-properties fo:font-variant="normal" fo:text-transform="none" fo:color="#222222" loext:opacity="100%" style:font-name="times new roman" fo:font-size="12pt" fo:letter-spacing="normal" fo:font-style="normal" fo:font-weight="normal" style:font-size-asian="12pt" style:font-size-complex="12pt"/>
    </style:style>
    <style:style style:name="T10" style:family="text">
      <style:text-properties fo:font-variant="normal" fo:text-transform="none" fo:color="#222222" loext:opacity="100%" style:font-name="times new roman" fo:font-size="12pt" fo:letter-spacing="normal" fo:font-style="normal" fo:font-weight="normal" officeooo:rsid="00041a53" style:font-size-asian="12pt" style:font-size-complex="12pt"/>
    </style:style>
    <style:style style:name="T11" style:family="text">
      <style:text-properties officeooo:rsid="00041a53"/>
    </style:style>
    <style:style style:name="T12"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text:span text:style-name="T1">SIMPLE DATABASE MANAGEMENT SYSTEM (DBMS)<text:tab/> PROJECT REPORT</text:span></text:span></text:h>
      <text:h text:style-name="Heading_20_3" text:outline-level="3"><text:span text:style-name="Strong_20_Emphasis"><text:span text:style-name="T1">1. Problem Description</text:span></text:span></text:h>
      <text:p text:style-name="P22">The aim of this project is to develop a simplified Database Management System (DBMS) using Python. The DBMS allows users to create, open, and manipulate custom databases with variable fields and field lengths. The system provides functionalities for adding, editing, deleting, viewing, and searching records. The project focuses on creating a user-friendly command-line interface for easy interaction with the database system.</text:p>
      <text:h text:style-name="P3" text:outline-level="3"><text:span text:style-name="Strong_20_Emphasis"><text:span text:style-name="T1">2. Distinguishing Features of Your Project</text:span></text:span></text:h>
      <text:h text:style-name="P4" text:outline-level="3"><text:span text:style-name="T1">What sets this project apart from other simple DBMS projects is its lightweight structure and scalability for future expansion. While it currently functions as a basic file-based DBMS using Python, its architecture is flexible enough to accommodate future advancements. The project is built on the following core features:</text:span></text:h>
      <text:list text:style-name="L12">
        <text:list-item>
          <text:p text:style-name="P30"><text:span text:style-name="Strong_20_Emphasis">Field-based Database Creation</text:span>: Users can define the structure of their database by specifying field names and their respective lengths.</text:p>
          <text:p text:style-name="P30"/>
        </text:list-item>
        <text:list-item>
          <text:p text:style-name="P30"><text:span text:style-name="Strong_20_Emphasis">Persistent Storage</text:span>: Data is stored in JSON format, enabling portability and scalability.</text:p>
        </text:list-item>
      </text:list>
      <text:p text:style-name="P7"/>
      <text:list text:continue-numbering="true" text:style-name="L12">
        <text:list-item>
          <text:p text:style-name="P30"><text:span text:style-name="Strong_20_Emphasis">Data Manipulation</text:span>: Users can perform common database operations, such as adding, editing, deleting, viewing, and searching records.</text:p>
        </text:list-item>
      </text:list>
      <text:p text:style-name="P7"/>
      <text:list text:continue-numbering="true" text:style-name="L12">
        <text:list-item>
          <text:p text:style-name="P30"><text:span text:style-name="Strong_20_Emphasis">File-based Structure</text:span>: Each database and its metadata (field names and lengths) are saved in separate files, making the system simple to implement while being efficient for small to medium-sized datasets.</text:p>
        </text:list-item>
      </text:list>
      <text:p text:style-name="P7"/>
      <text:list text:continue-numbering="true" text:style-name="L12">
        <text:list-item>
          <text:p text:style-name="P29"><text:span text:style-name="Strong_20_Emphasis">Search Records on Any Attribute</text:span>: Users can search for records based on any field name/attribute in the database. This allows for greater flexibility in querying the data. The user selects a field and enters the value they wish to search for, and the system will retrieve and display all matching records, making it easy to locate specific entries.</text:p>
          <text:p text:style-name="P29"><text:span text:style-name="T1"/></text:p>
        </text:list-item>
      </text:list>
      <text:h text:style-name="Heading_20_3" text:outline-level="3"><text:span text:style-name="Strong_20_Emphasis"><text:span text:style-name="T1"/></text:span></text:h>
      <text:h text:style-name="Heading_20_3" text:outline-level="3"><text:span text:style-name="Strong_20_Emphasis"><text:span text:style-name="T1"/></text:span></text:h>
      <text:h text:style-name="P5" text:outline-level="3"><text:span text:style-name="Strong_20_Emphasis"><text:span text:style-name="T1">3. Flow of Your Project</text:span></text:span></text:h>
      <text:p text:style-name="P22">The flow of the project is as follows:</text:p>
      <text:list text:style-name="L2">
        <text:list-item>
          <text:p text:style-name="P9"><text:span text:style-name="Strong_20_Emphasis"><text:span text:style-name="T1">Database Creation</text:span></text:span><text:span text:style-name="T1"> - The user is prompted to enter a name for the new database and field names with their corresponding lengths. The metadata is saved in a JSON file, and the database name is added to a central list of databases stored in </text:span><text:span text:style-name="Source_20_Text"><text:span text:style-name="T1">DATABASES.txt</text:span></text:span><text:span text:style-name="T1">. </text:span></text:p>
        </text:list-item>
        <text:list-item>
          <text:p text:style-name="P9"><text:span text:style-name="Strong_20_Emphasis"><text:span text:style-name="T1">Database Opening</text:span></text:span><text:span text:style-name="T1"> - The user can open an existing database. The system loads metadata and existing records from JSON files. The user can then perform various operations like adding, editing, deleting, viewing, and searching records. </text:span></text:p>
        </text:list-item>
        <text:list-item>
          <text:p text:style-name="P9"><text:span text:style-name="Strong_20_Emphasis"><text:span text:style-name="T1">Record Manipulation</text:span></text:span><text:span text:style-name="T1"> - Each operation is done by interacting with the command-line interface, guiding the user through adding/editing/deleting/viewing/searching records. </text:span></text:p>
        </text:list-item>
        <text:list-item>
          <text:p text:style-name="P8"><text:span text:style-name="Strong_20_Emphasis"><text:span text:style-name="T1">Exit</text:span></text:span><text:span text:style-name="T1"> - The program provides an option to exit, saving all changes to the database. </text:span></text:p>
        </text:list-item>
      </text:list>
      <text:h text:style-name="P6" text:outline-level="4"/>
      <text:h text:style-name="Heading_20_3" text:outline-level="3"><text:span text:style-name="Strong_20_Emphasis"><text:span text:style-name="T1"/></text:span></text:h>
      <text:h text:style-name="P5" text:outline-level="3"><text:span text:style-name="Strong_20_Emphasis"><text:span text:style-name="T1">4. Most Challenging Part for You While Working on the Project</text:span></text:span></text:h>
      <text:p text:style-name="P22">The most challenging part of the project was implementing the <text:span text:style-name="Strong_20_Emphasis">Search Record</text:span> functionality. While a basic search function might seem straightforward, our approach aimed to provide a more flexible and dynamic method of querying records based on any attribute (field). The key challenge was allowing the user to search for records by selecting an attribute and providing a search value.</text:p>
      <text:p text:style-name="Text_20_body">The process required careful handling of user input, dynamic field selection, and iterative checking against the records. The complexity arose in designing a user-friendly interface where users could easily select which field to search, then input the corresponding value. We had to ensure the search would be accurate and return all matching results, regardless of how many records were stored.</text:p>
      <text:p text:style-name="Text_20_body">The most satisfying aspect of this challenge was the ability to extend the search functionality to any field. The system dynamically generated a list of attributes based on the metadata, allowing the user to choose a field and search within that specific attribute. This feature enhances the flexibility of the DBMS, making it much more powerful and intuitive. The implementation of this search feature significantly improved the user experience and gave the system a MongoDB-like querying capability, despite being a file-based, lightweight system.</text:p>
      <text:p text:style-name="P22"/>
      <text:h text:style-name="Heading_20_3" text:outline-level="3"><text:span text:style-name="Strong_20_Emphasis"><text:span text:style-name="T1">5. Any New Things Learned in Python While Working on the Project</text:span></text:span></text:h>
      <text:p text:style-name="Text_20_body"><text:span text:style-name="T1">Working on this project introduced several new concepts and techniques that were applied in practical ways:</text:span></text:p>
      <text:list text:style-name="L13">
        <text:list-item>
          <text:p text:style-name="P31"><text:span text:style-name="Strong_20_Emphasis">File Handling with JSON</text:span>: We learned how to store and retrieve data in JSON format, which is an efficient way to persist data in a human-readable structure. This was crucial for storing both metadata (field names and lengths) and actual data records.</text:p>
        </text:list-item>
        <text:list-item>
          <text:p text:style-name="P31"><text:span text:style-name="Strong_20_Emphasis">Data Validation</text:span>: We applied multiple techniques to validate user input, ensuring that data entered by users did not violate any constraints (e.g., field lengths). This helped us maintain data integrity.</text:p>
        </text:list-item>
        <text:list-item>
          <text:p text:style-name="P31"><text:span text:style-name="Strong_20_Emphasis">Lists and Dictionaries</text:span>: We worked extensively with Python lists and dictionaries, understanding how to store structured data and iterate through it for manipulation. Dictionaries were used to store records, while lists held all the records for a database.</text:p>
        </text:list-item>
        <text:list-item>
          <text:p text:style-name="P31"><text:span text:style-name="Strong_20_Emphasis">Recursion</text:span>: In certain functions, we used recursion (e.g., when a user attempts to create a database that already exists), which allowed us to handle repeated operations efficiently.</text:p>
        </text:list-item>
        <text:list-item>
          <text:p text:style-name="P32"><text:span text:style-name="Source_20_Text"><text:span text:style-name="T5">Try</text:span></text:span><text:span text:style-name="Strong_20_Emphasis"><text:span text:style-name="T5"> and </text:span></text:span><text:span text:style-name="Source_20_Text"><text:span text:style-name="T5">except:</text:span></text:span><text:span text:style-name="Source_20_Text"><text:span text:style-name="T12"> </text:span></text:span>we also learned about error handling in Python using <text:span text:style-name="Strong_20_Emphasis"><text:span text:style-name="Source_20_Text">try</text:span></text:span><text:span text:style-name="Strong_20_Emphasis"> and </text:span><text:span text:style-name="Strong_20_Emphasis"><text:span text:style-name="Source_20_Text">except</text:span></text:span> blocks. This concept became particularly useful when working with file handling and ensuring that our program could handle errors gracefully.</text:p>
        </text:list-item>
      </text:list>
      <text:p text:style-name="Text_20_body"><text:span text:style-name="T1"/></text:p>
      <text:h text:style-name="Heading_20_3" text:outline-level="3"><text:span text:style-name="Strong_20_Emphasis"><text:span text:style-name="T1">6. Individual Contributions of Each Group Member in the Project</text:span></text:span></text:h>
      <text:list text:style-name="L5">
        <text:list-item>
          <text:p text:style-name="P10"><text:span text:style-name="Strong_20_Emphasis"><text:span text:style-name="T2">CS-24115 UKASHA</text:span></text:span><text:span text:style-name="T1">: </text:span></text:p>
          <text:list>
            <text:list-item>
              <text:p text:style-name="P23">Responsible for designing and implementing the core DBMS functions (add, edit, delete, view, search). </text:p>
            </text:list-item>
            <text:list-item>
              <text:p text:style-name="P23"><text:soft-page-break/>Created the database creation and management modules. </text:p>
            </text:list-item>
            <text:list-item>
              <text:p text:style-name="P23">Developed the command-line interface. </text:p>
            </text:list-item>
          </text:list>
        </text:list-item>
        <text:list-item>
          <text:p text:style-name="P10"><text:span text:style-name="Strong_20_Emphasis"><text:span text:style-name="T2">CS-24120 OSAMA</text:span></text:span><text:span text:style-name="T1">: </text:span></text:p>
          <text:list>
            <text:list-item>
              <text:p text:style-name="P23">Contributed to testing and debugging the project. </text:p>
            </text:list-item>
            <text:list-item>
              <text:p text:style-name="P23">Worked on refining the user interface and improving input validation. </text:p>
            </text:list-item>
            <text:list-item>
              <text:p text:style-name="P24">Assisted with documentation and report writing. <text:span text:style-name="T1"/></text:p>
            </text:list-item>
          </text:list>
        </text:list-item>
        <text:list-item>
          <text:p text:style-name="P11"><text:span text:style-name="Strong_20_Emphasis"><text:span text:style-name="T2">CS-24120 TAHA</text:span></text:span><text:span text:style-name="T1">: </text:span></text:p>
          <text:list>
            <text:list-item>
              <text:p text:style-name="P25">Contributed to testing and debugging the project. </text:p>
            </text:list-item>
            <text:list-item>
              <text:p text:style-name="P25">Worked on refining the user interface and improving input validation. </text:p>
            </text:list-item>
            <text:list-item>
              <text:p text:style-name="P24">Assisted with documentation and report writing. </text:p>
            </text:list-item>
          </text:list>
        </text:list-item>
      </text:list>
      <text:p text:style-name="P22">(Modify this section as needed if there are more group members.)</text:p>
      <text:h text:style-name="Heading_20_3" text:outline-level="3"><text:span text:style-name="Strong_20_Emphasis"><text:span text:style-name="T1">7. Future Expansions</text:span></text:span></text:h>
      <text:list text:style-name="L6">
        <text:list-item>
          <text:p text:style-name="P12"><text:span text:style-name="Strong_20_Emphasis"><text:span text:style-name="T1">GUI Integration:</text:span></text:span><text:span text:style-name="T1"> A graphical user interface could be developed for more user-friendly interaction with the DBMS. </text:span></text:p>
        </text:list-item>
        <text:list-item>
          <text:p text:style-name="P13"><text:span text:style-name="Strong_20_Emphasis"><text:span text:style-name="T1">Security Features:</text:span></text:span><text:span text:style-name="T1"> Implementing user authentication and access control to manage who can modify or view the database. </text:span></text:p>
        </text:list-item>
        <text:list-item>
          <text:p text:style-name="P12"><text:span text:style-name="Strong_20_Emphasis"><text:span text:style-name="T1">Support for Collections</text:span></text:span><text:span text:style-name="T1">: The DBMS can be enhanced to support multiple </text:span><text:span text:style-name="Strong_20_Emphasis"><text:span text:style-name="T1">collections</text:span></text:span><text:span text:style-name="T1"> within a single database, similar to how MongoDB organizes its data. This would allow us to store multiple "tables" within a single database file, enhancing the organization and scalability of the system.</text:span></text:p>
        </text:list-item>
        <text:list-item>
          <text:p text:style-name="P12"><text:span text:style-name="Strong_20_Emphasis"><text:span text:style-name="T1">Primary Field for Data Integrity</text:span></text:span><text:span text:style-name="T1">: </text:span><text:span text:style-name="T3">T</text:span><text:span text:style-name="T1">he concept of a "primary field" (or primary key) for each table or database </text:span><text:span text:style-name="T3">can be introduced</text:span><text:span text:style-name="T1">. This field would uniquely identify each record and prevent the insertion of duplicate records.</text:span></text:p>
        </text:list-item>
      </text:list>
      <text:h text:style-name="Heading_20_3" text:outline-level="3"><text:span text:style-name="Strong_20_Emphasis"><text:span text:style-name="T1">8. List of References, If Any</text:span></text:span></text:h>
      <text:list text:style-name="L7">
        <text:list-item>
          <text:p text:style-name="P14"><text:span text:style-name="T1">JSON Module Documentation: </text:span><text:a xlink:type="simple" xlink:href="https://docs.python.org/3/library/json.html" text:style-name="Internet_20_link" text:visited-style-name="Visited_20_Internet_20_Link"><text:span text:style-name="T1">https://docs.python.org/3/library/json.html</text:span></text:a><text:span text:style-name="T1"> </text:span></text:p>
        </text:list-item>
        <text:list-item>
          <text:p text:style-name="P14"><text:span text:style-name="T9">Working With JSON Data in Python: </text:span><text:a xlink:type="simple" xlink:href="https://realpython.com/python-json/" text:style-name="Internet_20_link" text:visited-style-name="Visited_20_Internet_20_Link"><text:span text:style-name="T1">https://realpython.com/python-json/</text:span></text:a></text:p>
        </text:list-item>
        <text:list-item>
          <text:p text:style-name="P26"><text:span text:style-name="T11">All About DBMS: </text:span><text:a xlink:type="simple" xlink:href="https://www.geeksforgeeks.org/getting-started-with-database-management-system/" text:style-name="Internet_20_link" text:visited-style-name="Visited_20_Internet_20_Link">https://www.geeksforgeeks.org/getting-started-with-database-management-system/</text:a></text:p>
        </text:list-item>
      </text:list>
      <text:h text:style-name="Heading_20_3" text:outline-level="3"><text:span text:style-name="Strong_20_Emphasis"><text:span text:style-name="T1">9. Test Case Runs</text:span></text:span></text:h>
      <text:h text:style-name="P6" text:outline-level="4">Test Case 1: Create Database and Add Records</text:h>
      <text:list text:style-name="L8">
        <text:list-item>
          <text:p text:style-name="P16"><text:span text:style-name="Strong_20_Emphasis"><text:span text:style-name="T1">Action:</text:span></text:span><text:span text:style-name="T1"> Create a new database with fields: </text:span><text:span text:style-name="Source_20_Text"><text:span text:style-name="T1">Name (20 characters)</text:span></text:span><text:span text:style-name="T1">, </text:span><text:span text:style-name="Source_20_Text"><text:span text:style-name="T1">Age (3 characters)</text:span></text:span><text:span text:style-name="T1">. </text:span></text:p>
        </text:list-item>
        <text:list-item>
          <text:p text:style-name="P16"><text:span text:style-name="Strong_20_Emphasis"><text:span text:style-name="T1">Expected Outcome:</text:span></text:span><text:span text:style-name="T1"> Database is created successfully, and records are added. </text:span></text:p>
        </text:list-item>
        <text:list-item>
          <text:p text:style-name="P15"><text:span text:style-name="Strong_20_Emphasis"><text:span text:style-name="T1">Screenshot:</text:span></text:span><text:span text:style-name="T1"> [Attach screenshot of the terminal showing the success message.] </text:span></text:p>
        </text:list-item>
      </text:list>
      <text:h text:style-name="P6" text:outline-level="4">Test Case 2: Edit Record</text:h>
      <text:list text:style-name="L9">
        <text:list-item>
          <text:p text:style-name="P18"><text:span text:style-name="Strong_20_Emphasis"><text:span text:style-name="T1">Action:</text:span></text:span><text:span text:style-name="T1"> Edit a previously added record, changing the </text:span><text:span text:style-name="Source_20_Text"><text:span text:style-name="T1">Age</text:span></text:span><text:span text:style-name="T1"> field. </text:span></text:p>
        </text:list-item>
        <text:list-item>
          <text:p text:style-name="P18"><text:span text:style-name="Strong_20_Emphasis"><text:span text:style-name="T1">Expected Outcome:</text:span></text:span><text:span text:style-name="T1"> The record is updated with the new value. </text:span></text:p>
        </text:list-item>
        <text:list-item>
          <text:p text:style-name="P17"><text:span text:style-name="Strong_20_Emphasis"><text:span text:style-name="T1">Screenshot:</text:span></text:span><text:span text:style-name="T1"> [Attach screenshot showing the updated record.] </text:span></text:p>
        </text:list-item>
      </text:list>
      <text:h text:style-name="P6" text:outline-level="4"><text:soft-page-break/>Test Case 3: Search Record</text:h>
      <text:list text:style-name="L10">
        <text:list-item>
          <text:p text:style-name="P20"><text:span text:style-name="Strong_20_Emphasis"><text:span text:style-name="T1">Action:</text:span></text:span><text:span text:style-name="T1"> Search for a record where the </text:span><text:span text:style-name="Source_20_Text"><text:span text:style-name="T1">Name</text:span></text:span><text:span text:style-name="T1"> field matches "John". </text:span></text:p>
        </text:list-item>
        <text:list-item>
          <text:p text:style-name="P20"><text:span text:style-name="Strong_20_Emphasis"><text:span text:style-name="T1">Expected Outcome:</text:span></text:span><text:span text:style-name="T1"> The system should display the matching record(s). </text:span></text:p>
        </text:list-item>
        <text:list-item>
          <text:p text:style-name="P19"><text:span text:style-name="Strong_20_Emphasis"><text:span text:style-name="T1">Screenshot:</text:span></text:span><text:span text:style-name="T1"> [Attach screenshot showing the search result.] </text:span></text:p>
        </text:list-item>
      </text:list>
      <text:p text:style-name="P1"/>
      <text:h text:style-name="P2" text:outline-level="3">Formatting Notes:</text:h>
      <text:list text:style-name="L11">
        <text:list-item>
          <text:p text:style-name="P21"><text:span text:style-name="T1">Use </text:span><text:span text:style-name="Strong_20_Emphasis"><text:span text:style-name="T1">Times New Roman</text:span></text:span><text:span text:style-name="T1">, font size </text:span><text:span text:style-name="Strong_20_Emphasis"><text:span text:style-name="T1">12</text:span></text:span><text:span text:style-name="T1"> for body text and </text:span><text:span text:style-name="Strong_20_Emphasis"><text:span text:style-name="T1">14</text:span></text:span><text:span text:style-name="T1"> for headings. </text:span></text:p>
        </text:list-item>
        <text:list-item>
          <text:p text:style-name="P27">Include the rubric at the top of your report, filled in with names and roll numbers. </text:p>
        </text:list-item>
        <text:list-item>
          <text:p text:style-name="P28">Follow the formatting guidelines provided by your professor. </text:p>
        </text:list-item>
      </text:list>
      <text:p text:style-name="P1"/>
      <text:p text:style-name="P22">Let me know if you'd like to make any adjustments or add additional sections to the report!</text:p>
      <text:p text:style-name="P22"/>
      <text:p text:style-name="P22"/>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ans Pro" svg:font-family="'Source Sans Pro', apple-system, BlinkMacSystemFont, 'Segoe UI', Roboto, 'Helvetica Neue', Arial, sans-serif, 'Apple Color Emoji', 'Segoe UI Emoji', 'Segoe UI 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4T09:29:47.811833394</meta:creation-date>
    <dc:date>2024-11-24T11:02:27.356376616</dc:date>
    <meta:editing-duration>PT56M41S</meta:editing-duration>
    <meta:editing-cycles>3</meta:editing-cycles>
    <meta:generator>LibreOffice/24.2.5.2$Linux_X86_64 LibreOffice_project/420$Build-2</meta:generator>
    <meta:document-statistic meta:table-count="0" meta:image-count="0" meta:object-count="0" meta:page-count="5" meta:paragraph-count="70" meta:word-count="1250" meta:character-count="8068" meta:non-whitespace-character-count="6901"/>
  </office:meta>
</office:document-meta>
</file>